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hu" fo:country="HU"/>
    </style:style>
    <style:style style:name="P2" style:family="paragraph" style:parent-style-name="Text_20_body">
      <style:paragraph-properties fo:text-align="center" style:justify-single-word="false"/>
      <style:text-properties fo:language="hu" fo:country="HU"/>
    </style:style>
    <style:style style:name="P3" style:family="paragraph" style:parent-style-name="Text_20_body" style:list-style-name="L2"/>
    <style:style style:name="P4" style:family="paragraph" style:parent-style-name="Heading_20_1">
      <style:paragraph-properties fo:text-align="center" style:justify-single-word="false"/>
      <style:text-properties fo:language="hu" fo:country="HU"/>
    </style:style>
    <style:style style:name="P5" style:family="paragraph" style:parent-style-name="Heading_20_1">
      <style:paragraph-properties fo:text-align="center" style:justify-single-word="false"/>
      <style:text-properties fo:font-size="32pt" fo:language="hu" fo:country="HU" style:font-size-asian="32pt" style:font-size-complex="32pt"/>
    </style:style>
    <style:style style:name="P6" style:family="paragraph" style:parent-style-name="Heading_20_4">
      <style:text-properties fo:language="hu" fo:country="HU"/>
    </style:style>
    <style:style style:name="P7" style:family="paragraph" style:parent-style-name="Heading_20_2">
      <style:text-properties fo:language="hu" fo:country="H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inka </text:h>
      <text:h text:style-name="P4" text:outline-level="1">Web INKA</text:h>
      <text:h text:style-name="P4" text:outline-level="1">igényspecifikáció</text:h>
      <text:p text:style-name="P2"/>
      <text:h text:style-name="P7" text:outline-level="2">Cél</text:h>
      <text:p text:style-name="P1">Önkormányzatok ingatlan vagyonának nyilvántartása, lekérdezések (kimnetek készítése), <text:s/>szoftveres szolgáltatások - webszolgáltatások nyújtása más szoftverek részére</text:p>
      <text:h text:style-name="P6" text:outline-level="4">Lekérdezések </text:h>
      <text:p text:style-name="P1">Rugalmas lekérdezések és riportálási lehetőségek, statisztikai funckiók</text:p>
      <text:h text:style-name="Heading_20_4" text:outline-level="4">Szoftveres integráció <text:s text:c="2"/></text:h>
      <text:p text:style-name="Text_20_body">Winka önálló szoftver, melyben nyitot standard lehetőségvan modulok forrását megváltoztatni:</text:p>
      <text:p text:style-name="Text_20_body"><text:tab/>Partner szolgáltatás</text:p>
      <text:p text:style-name="Text_20_body"><text:tab/>Cím szolgáltatás</text:p>
      <text:p text:style-name="Text_20_body"><text:tab/>Hrsz szolgáltatás</text:p>
      <text:p text:style-name="Text_20_body"/>
      <text:h text:style-name="Heading_20_4" text:outline-level="4">Futatási környzet</text:h>
      <text:p text:style-name="Text_20_body">Winka böngészőben futó alkalmazás, telepítési módok:</text:p>
      <text:list xml:id="list2065338557" text:style-name="L2">
        <text:list-item>
          <text:p text:style-name="P3">Letölthető kisalmalazás: Helyi gépre letöltve indítható, tartalmaz egy beépített webszervert és beépített adatbázis szervert. Elindítás után a böngészű autmatikusan indul.</text:p>
        </text:list-item>
        <text:list-item>
          <text:p text:style-name="P3">Winka.hu -n regisztráció után elérhető saját adatbázis</text:p>
        </text:list-item>
        <text:list-item>
          <text:p text:style-name="P3">Szerver telepítés: Lokális hálozaton kiszálllási díjért telepítető</text:p>
        </text:list-item>
      </text:list>
      <text:h text:style-name="Heading_20_2" text:outline-level="2">Licenc</text:h>
      <text:p text:style-name="Text_20_body">Szabadszoftver : http://hu.wikipedia.org/wiki/Apache_Licenc <text:s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Gere</meta:initial-creator>
    <meta:creation-date>2012-05-20T05:34:16</meta:creation-date>
    <dc:date>2012-05-20T06:30:44</dc:date>
    <dc:creator>Zoltan Gere</dc:creator>
    <meta:editing-duration>PT56M29S</meta:editing-duration>
    <meta:editing-cycles>24</meta:editing-cycles>
    <meta:generator>LibreOffice/3.4$Unix LibreOffice_project/340m1$Build-402</meta:generator>
    <meta:document-statistic meta:table-count="0" meta:image-count="0" meta:object-count="0" meta:page-count="1" meta:paragraph-count="19" meta:word-count="95" meta:character-count="887" meta:non-whitespace-character-count="803"/>
  </office:meta>
</office:document-meta>
</file>